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26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533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1.27cm" fo:margin-right="0cm" fo:margin-top="0cm" fo:margin-bottom="0cm" fo:text-indent="-1.27cm" style:text-autospace="none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text-indent="-1.27cm" style:text-autospace="none"/>
      <style:text-properties fo:color="#000000" style:font-name="Segoe UI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fo:font-size="32pt" fo:text-shadow="1pt 1pt" fo:font-weight="normal" style:font-size-asian="32pt" style:font-weight-asian="normal" style:font-size-complex="32pt" style:font-weight-complex="normal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text-indent="-1.27cm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indent="-1.27cm" style:text-autospace="none"/>
      <style:text-properties fo:color="#ffffff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" style:font-size-asian="28pt" style:font-style-asian="normal" style:font-weight-asian="normal" style:font-name-complex="Segoe UI" style:font-size-complex="28pt" style:font-style-complex="normal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4" style:family="text">
      <style:text-properties fo:color="#000000" style:font-name="Segoe UI" fo:font-size="24pt" fo:text-shadow="none" fo:font-weight="bold" style:font-name-asian="Segoe UI" style:font-size-asian="24pt" style:font-weight-asian="bold" style:font-name-complex="Segoe UI" style:font-size-complex="24pt" style:font-weight-complex="bold"/>
    </style:style>
    <style:style style:name="T5" style:family="text">
      <style:text-properties fo:color="#ffffff" style:font-name="Segoe UI" fo:font-size="32pt" fo:text-shadow="1pt 1pt" fo:font-weight="normal" style:font-name-asian="Segoe UI" style:font-size-asian="32pt" style:font-weight-asian="normal" style:font-name-complex="Segoe UI" style:font-size-complex="32pt" style:font-weight-complex="normal"/>
    </style:style>
    <style:style style:name="T6" style:family="text">
      <style:text-properties fo:color="#ffffff" fo:font-size="32pt" fo:text-shadow="1pt 1pt" fo:font-weight="normal" style:font-size-asian="32pt" style:font-weight-asian="normal" style:font-size-complex="32pt" style:font-weight-complex="normal"/>
    </style:style>
    <style:style style:name="T7" style:family="text"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T8" style:family="text">
      <style:text-properties fo:color="#ffffff" style:font-name="Segoe UI1" fo:font-size="16pt" fo:text-shadow="1pt 1pt" fo:font-weight="bold" style:font-size-asian="16pt" style:font-weight-asian="bold" style:font-size-complex="16pt" style:font-weight-complex="bold"/>
    </style:style>
    <style:style style:name="T9" style:family="text">
      <style:text-properties fo:color="#000000" style:font-name="Segoe UI Semibold" fo:font-size="20pt" fo:text-shadow="none" fo:font-weight="normal" style:font-size-asian="20pt" style:font-weight-asian="normal" style:font-size-complex="20pt" style:font-weight-complex="normal"/>
    </style:style>
    <style:style style:name="T10" style:family="text">
      <style:text-properties fo:color="#000000" style:font-name="Segoe UI Semibold" fo:font-size="20pt" fo:text-shadow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1.016cm">
          <draw:text-box>
            <text:p text:style-name="P1"><text:span text:style-name="T1">Hymn #549</text:span></text:p>
            <text:p text:style-name="P1"><text:span text:style-name="T2">“</text:span><text:span text:style-name="T2">All Hail the Power of Jesus' Nam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5.908cm" svg:height="7.011cm" svg:x="1.016cm" svg:y="0.762cm">
          <draw:text-box>
            <text:p text:style-name="P4"><text:span text:style-name="T3">1. All hail the pow’r of Jesus’ name!</text:span></text:p>
            <text:p text:style-name="P4"><text:span text:style-name="T3"><text:s text:c="4"/></text:span><text:span text:style-name="T3">Let angels prostrate fall;</text:span></text:p>
            <text:p text:style-name="P4"><text:span text:style-name="T3"><text:s text:c="14"/></text:span><text:span text:style-name="T3">Bring forth the royal diadem</text:span></text:p>
            <text:p text:style-name="P4"><text:span text:style-name="T3"><text:s text:c="14"/></text:span><text:span text:style-name="T3">And crown Him Lord of all. </text:span><text:span text:style-name="T4">(repeat)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7" draw:layer="layout" svg:width="25.908cm" svg:height="8.514cm" svg:x="1.016cm" svg:y="1.016cm">
          <draw:text-box>
            <text:p text:style-name="P6"><text:span text:style-name="T3">2.</text:span><text:span text:style-name="T3"><text:tab/></text:span><text:span text:style-name="T3">Crown Him, ye martyrs of our God,</text:span><text:span text:style-name="T3"><text:line-break/></text:span><text:span text:style-name="T3"> <text:s text:c="3"/>Who from His altar call;</text:span><text:span text:style-name="T3"><text:line-break/></text:span><text:span text:style-name="T3"> <text:s text:c="13"/>Extol the stem of Jesse’s rod</text:span><text:span text:style-name="T3"><text:line-break/></text:span><text:span text:style-name="T3"> <text:s text:c="13"/>And crown Him Lord of all. </text:span><text:span text:style-name="T4">(repeat)</text:span><text:span text:style-name="T5"><text:line-break/>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9" draw:layer="layout" svg:width="25.908cm" svg:height="7.011cm" svg:x="1.016cm" svg:y="1.016cm">
          <draw:text-box>
            <text:p text:style-name="P4"><text:span text:style-name="T3">3. Ye seed of Israel’s chosen race,</text:span></text:p>
            <text:p text:style-name="P4"><text:span text:style-name="T3"><text:s text:c="4"/></text:span><text:span text:style-name="T3">Ye ransomed from the fall,</text:span></text:p>
            <text:p text:style-name="P4"><text:span text:style-name="T3"><text:s text:c="10"/></text:span><text:span text:style-name="T3">Hail Him who saves you by His grace</text:span></text:p>
            <text:p text:style-name="P6"><text:span text:style-name="T3"><text:s text:c="10"/></text:span><text:span text:style-name="T3">And crown Him Lord of all. <text:s/></text:span><text:span text:style-name="T4">(repeat)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9" draw:layer="layout" svg:width="25.908cm" svg:height="7.011cm" svg:x="1.016cm" svg:y="1.016cm">
          <draw:text-box>
            <text:p text:style-name="P4"><text:span text:style-name="T3">4. Hail Him, ye heirs of David’s line,</text:span></text:p>
            <text:p text:style-name="P4"><text:span text:style-name="T3"><text:s text:c="4"/></text:span><text:span text:style-name="T3">Whom David Lord did call,</text:span></text:p>
            <text:p text:style-name="P4"><text:span text:style-name="T3"><text:s text:c="14"/></text:span><text:span text:style-name="T3">The God incarnate, man divine,</text:span></text:p>
            <text:p text:style-name="P4"><text:span text:style-name="T3"><text:s text:c="14"/></text:span><text:span text:style-name="T3">And crown Him Lord of all. </text:span><text:span text:style-name="T4">(repeat)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4" draw:text-style-name="P10" draw:layer="layout" svg:width="25.908cm" svg:height="8.514cm" svg:x="1.016cm" svg:y="1.016cm">
          <draw:text-box>
            <text:p text:style-name="P4"><text:span text:style-name="T3">5. Sinners, whose love can ne’er forget</text:span></text:p>
            <text:p text:style-name="P4"><text:span text:style-name="T3"><text:s text:c="4"/></text:span><text:span text:style-name="T3">The wormwood and the gall,</text:span></text:p>
            <text:p text:style-name="P4"><text:span text:style-name="T3"><text:s text:c="11"/></text:span><text:span text:style-name="T3">Go, spread your trophies at His feet</text:span></text:p>
            <text:p text:style-name="P4"><text:span text:style-name="T3"><text:s text:c="11"/></text:span><text:span text:style-name="T3">And crown Him Lord of all. </text:span><text:span text:style-name="T4">(repeat)</text:span><text:span text:style-name="T3"> </text:span><text:span text:style-name="T5"><text:line-break/>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3" draw:text-style-name="P9" draw:layer="layout" svg:width="25.908cm" svg:height="7.011cm" svg:x="1.016cm" svg:y="1.016cm">
          <draw:text-box>
            <text:p text:style-name="P4"><text:span text:style-name="T3">6. Let ev’ry kindred, ev’ry tribe,</text:span></text:p>
            <text:p text:style-name="P4"><text:span text:style-name="T3"><text:s text:c="4"/></text:span><text:span text:style-name="T3">On this terrestrial ball</text:span></text:p>
            <text:p text:style-name="P4"><text:span text:style-name="T3"><text:s text:c="4"/></text:span><text:span text:style-name="T3">To Him all majesty ascribe</text:span></text:p>
            <text:p text:style-name="P4"><text:span text:style-name="T3"><text:s text:c="4"/></text:span><text:span text:style-name="T3">And crown Him Lord of all. </text:span><text:span text:style-name="T4">(repeat)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5" draw:text-style-name="P10" draw:layer="layout" svg:width="25.908cm" svg:height="12.783cm" svg:x="1.016cm" svg:y="1.016cm">
          <draw:text-box>
            <text:p text:style-name="P4"><text:span text:style-name="T3">7. Oh, that with yonder sacred throng</text:span></text:p>
            <text:p text:style-name="P4"><text:span text:style-name="T3"><text:s text:c="4"/></text:span><text:span text:style-name="T3">We at His feet may fall!</text:span></text:p>
            <text:p text:style-name="P4"><text:span text:style-name="T3"><text:s text:c="4"/></text:span><text:span text:style-name="T3">We’ll join the everlasting song</text:span><text:span text:style-name="T3"><text:line-break/></text:span><text:span text:style-name="T3">And crown Him Lord of all. </text:span><text:span text:style-name="T4">(repeat)</text:span><text:span text:style-name="T3"> </text:span></text:p>
            <text:p><text:span text:style-name="T6"><text:line-break/></text:span><text:span text:style-name="T6"> <text:s text:c="2"/></text:span><text:span text:style-name="T7"><text:s/></text:span></text:p>
            <text:p><text:span text:style-name="T8"/></text:p>
            <text:p><text:span text:style-name="T8"/></text:p>
            <text:p><text:span text:style-name="T7"><text:s text:c="2"/></text:span><text:span text:style-name="T9"><text:s text:c="3"/></text:span><text:span text:style-name="T10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8T10:03:59.010000000</meta:creation-date>
    <dc:title>Hymn template</dc:title>
    <meta:editing-duration>PT18M59S</meta:editing-duration>
    <meta:editing-cycles>17</meta:editing-cycles>
    <meta:generator>LibreOffice/6.0.1.1$Windows_X86_64 LibreOffice_project/60bfb1526849283ce2491346ed2aa51c465abfe6</meta:generator>
    <meta:initial-creator>Arthur Hoch</meta:initial-creator>
    <dc:date>2018-05-02T19:55:26.757000000</dc:date>
    <meta:document-statistic meta:object-count="45"/>
    <meta:template xlink:type="simple" xlink:actuate="onRequest" xlink:title="Hymn template" xlink:href="../../AppData/Roaming/LibreOffice/4/user/template/Worship%20Templsates/Hymn%20template.otp" meta:date="2014-10-18T10:03:41.362000000"/>
  </office:meta>
</office:document-meta>
</file>